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7432" calcext:value-type="float">
            <text:p>26.6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34008" calcext:value-type="float">
            <text:p>26.73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568" calcext:value-type="float">
            <text:p>26.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79856" calcext:value-type="float">
            <text:p>26.27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2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41984" calcext:value-type="float">
            <text:p>26.5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19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97888" calcext:value-type="float">
            <text:p>27.29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681936" calcext:value-type="float">
            <text:p>27.6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0056" calcext:value-type="float">
            <text:p>27.8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16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1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1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3664" calcext:value-type="float">
            <text:p>28.55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1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04896" calcext:value-type="float">
            <text:p>28.50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1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8648" calcext:value-type="float">
            <text:p>28.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46984" calcext:value-type="float">
            <text:p>28.44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2448" calcext:value-type="float">
            <text:p>28.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92248" calcext:value-type="float">
            <text:p>27.8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8136" calcext:value-type="float">
            <text:p>27.7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071101216801</text:p>
          </table:table-cell>
          <table:table-cell office:value-type="string" calcext:value-type="string">
            <text:p>32N 40W 1BA:G-10550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0704" calcext:value-type="float">
            <text:p>27.7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8" meta:object-count="0"/>
    <meta:user-defined meta:name="AppVersion">3.0</meta:user-defined>
  </office:meta>
</office:document-meta>
</file>